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3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/>
      <style:text-properties fo:color="#000000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Featur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ifficul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rdCloud as a function of time. (slider on a new Window with integrated matplotlib figure)</text:p>
          </table:table-cell>
          <table:table-cell/>
          <table:table-cell office:value-type="string" calcext:value-type="string">
            <text:p>easy, but troubles expect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clude Channel → Appropriate hierarchical data structure</text:p>
          </table:table-cell>
          <table:table-cell/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bar for visual flair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cially Progress bar when loading 15k lines Json. (Download all thumbnails?)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actor the html scraper can it handle it if there are multiple files included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 speed for multiprocessing downloa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bar when loading wordclou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lity to save Items for Later → For ex. Drag n drop 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Search functionalit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arch results appear as you type ( Quicksort for speed?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ull Text search</text:p>
          </table:table-cell>
          <table:table-cell/>
          <table:table-cell office:value-type="string" calcext:value-type="string">
            <text:p>h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ility to search words within a range ( factor of «nearness» of words in terms of space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re Search history: Arrow «Go Back» Butt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tsource the class Entry (to new file)</text:p>
          </table:table-cell>
          <table:table-cell/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9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style-name="ce9"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bugs</text:p>
          </table:table-cell>
          <table:table-cell table:number-columns-repeated="1023"/>
        </table:table-row>
        <table:table-row table:style-name="ro2">
          <table:table-cell table:style-name="ce9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.00.0000</text:date>, <text:time style:data-style-name="N2" text:time-value="10:36:36.000559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6T19:23:28.412841756</meta:creation-date>
    <dc:date>2021-06-29T11:10:26.141953156</dc:date>
    <meta:editing-duration>PT19H2M51S</meta:editing-duration>
    <meta:editing-cycles>6</meta:editing-cycles>
    <meta:generator>LibreOffice/6.0.7.3$Linux_X86_64 LibreOffice_project/00m0$Build-3</meta:generator>
    <meta:document-statistic meta:table-count="1" meta:cell-count="35" meta:object-count="0"/>
  </office:meta>
</office:document-meta>
</file>